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12"/>
        <table:table-column table:style-name="co6" table:default-cell-style-name="ce14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number-columns-repeated="4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5" office:value-type="string" calcext:value-type="string">
            <text:p>Pregunta A</text:p>
          </table:table-cell>
          <table:table-cell table:style-name="ce5" office:value-type="string" calcext:value-type="string">
            <text:p>Pregunta B</text:p>
          </table:table-cell>
          <table:table-cell table:style-name="ce5" office:value-type="string" calcext:value-type="string">
            <text:p>Pregunta C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/>
          <table:table-cell table:style-name="ce17"/>
        </table:table-row>
        <table:table-row table:style-name="ro1">
          <table:table-cell office:value-type="string" calcext:value-type="string">
            <text:p>ADRIAN HUTT OROZCO</text:p>
          </table:table-cell>
          <table:table-cell table:number-columns-repeated="5"/>
          <table:table-cell table:style-name="ce13" office:value-type="string" calcext:value-type="string">
            <text:p>Pregunta B</text:p>
          </table:table-cell>
          <table:table-cell table:style-name="ce3"/>
          <table:table-cell table:style-name="ce17"/>
        </table:table-row>
        <table:table-row table:style-name="ro1">
          <table:table-cell office:value-type="string" calcext:value-type="string">
            <text:p>ADRIAN JOSUE PENA LOPEZ</text:p>
          </table:table-cell>
          <table:table-cell table:number-columns-repeated="5"/>
          <table:table-cell table:style-name="ce13" office:value-type="string" calcext:value-type="string">
            <text:p>Pregunta C</text:p>
          </table:table-cell>
          <table:table-cell table:style-name="ce3"/>
          <table:table-cell table:style-name="ce17"/>
        </table:table-row>
        <table:table-row table:style-name="ro1">
          <table:table-cell office:value-type="string" calcext:value-type="string">
            <text:p>ANDREY DAVID SANCHEZ CHACON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AR FELIPE LOPEZ SALAS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YL JEANINE BRYDEN WATSON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ESCOBAR GIRALD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AN JAKE AMADOR ALVARAD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ROJAS CARRANZA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ESTEBAN JOSE MORA GARCIA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O CESAR MORA DIAZ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DY DANIEL GODINEZ ASTUA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RIEL ANTONIO CHACON GARR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SIS MONSERRATH HERRERA KNYGHT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O ALONSO PINTO UMAÑA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AEL LOPEZ VALLECILL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EMY JOSE ESPINOZA MADRIGAL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ANN ANDRES AVALOS MENDIETA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 ALBERTO MURILLO CHAVES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ALINA GARCIA HERNANDEZ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FERNANDA ANDRES MONGE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IGO ANDRES HERNANDEZ BRICEÑ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BASTIAN JOSE SALAS CONCECPION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 style:data-style-name="N2" text:time-value="19:22:56.4974180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8-19T19:26:51.945895922</dc:date>
    <meta:editing-duration>PT12M33S</meta:editing-duration>
    <meta:editing-cycles>2</meta:editing-cycles>
    <meta:generator>LibreOffice/6.4.4.2$Linux_X86_64 LibreOffice_project/40$Build-2</meta:generator>
    <meta:document-statistic meta:table-count="1" meta:cell-count="53" meta:object-count="0"/>
  </office:meta>
</office:document-meta>
</file>